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style:line-height-at-least="0.353cm" fo:text-indent="0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ana, officially known as the Republic of Ghana, is a country located in West Africa. It shares borders with Côte d'Ivoire to the west, Burkina Faso to the north, Togo to the east, and the Atlantic Ocean to the south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2:14:19.193628261</meta:creation-date>
    <dc:date>2023-05-23T12:15:31.589515167</dc:date>
    <meta:editing-duration>PT1M12S</meta:editing-duration>
    <meta:editing-cycles>1</meta:editing-cycles>
    <meta:document-statistic meta:table-count="0" meta:image-count="0" meta:object-count="0" meta:page-count="1" meta:paragraph-count="1" meta:word-count="40" meta:character-count="218" meta:non-whitespace-character-count="179"/>
    <meta:generator>LibreOffice/6.4.7.2$Linux_X86_64 LibreOffice_project/40$Build-2</meta:generator>
  </office:meta>
</office:document-meta>
</file>